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5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181.39pt"/>
    </style:style>
    <style:style style:name="co7" style:family="table-column">
      <style:table-column-properties fo:break-before="auto" style:column-width="384.04pt"/>
    </style:style>
    <style:style style:name="co8" style:family="table-column">
      <style:table-column-properties fo:break-before="auto" style:column-width="343.5pt"/>
    </style:style>
    <style:style style:name="co9" style:family="table-column">
      <style:table-column-properties fo:break-before="auto" style:column-width="162.1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17.55pt"/>
    </style:style>
    <style:style style:name="co12" style:family="table-column">
      <style:table-column-properties fo:break-before="auto" style:column-width="85.41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87.96pt"/>
    </style:style>
    <style:style style:name="co15" style:family="table-column">
      <style:table-column-properties fo:break-before="auto" style:column-width="68.66pt"/>
    </style:style>
    <style:style style:name="co16" style:family="table-column">
      <style:table-column-properties fo:break-before="auto" style:column-width="81.55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13.7pt"/>
    </style:style>
    <style:style style:name="co19" style:family="table-column">
      <style:table-column-properties fo:break-before="auto" style:column-width="100.86pt"/>
    </style:style>
    <style:style style:name="co20" style:family="table-column">
      <style:table-column-properties fo:break-before="auto" style:column-width="149.75pt"/>
    </style:style>
    <style:style style:name="co21" style:family="table-column">
      <style:table-column-properties fo:break-before="auto" style:column-width="130.45pt"/>
    </style:style>
    <style:style style:name="co2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49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fo:background-color="#eeeeee" fo:border="0.06pt solid #000000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  <style:style style:name="ce8" style:family="table-cell" style:parent-style-name="Default">
      <style:table-cell-properties fo:background-color="transparent" fo:border="0.06pt solid #000000"/>
      <style:text-properties style:font-name="Courier 10 Pitch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style:font-name="Courier 10 Pitch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2" style:family="table-cell" style:parent-style-name="Default">
      <style:table-cell-properties fo:background-color="#cc3300" style:text-align-source="fix" style:repeat-content="false" fo:border="0.06pt solid #000000"/>
      <style:paragraph-properties fo:text-align="center" fo:margin-left="0pt"/>
      <style:text-properties fo:color="#ffffff" style:font-name="Courier 10 Pitch" fo:font-weight="bold" style:font-weight-asian="bold" style:font-weight-complex="bold"/>
    </style:style>
    <style:style style:name="ce13" style:family="table-cell" style:parent-style-name="Default">
      <style:table-cell-properties fo:background-color="#cc3300" style:text-align-source="fix" style:repeat-content="false" fo:border="0.06pt solid #ffffff"/>
      <style:paragraph-properties fo:text-align="center" fo:margin-left="0pt"/>
      <style:text-properties fo:color="#ffffff" style:font-name="Courier 10 Pitch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15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 style:font-name-asian="Noto Sans CJK SC Regular" style:font-name-complex="FreeSans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 style:font-name-asian="Noto Sans CJK SC Regular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21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2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 style:font-name="Courier 10 Pitch"/>
    </style:style>
    <style:style style:name="ce23" style:family="table-cell" style:parent-style-name="Default">
      <style:text-properties style:font-name="Courier 10 Pitch" style:font-name-asian="Noto Sans CJK SC Regular" style:font-name-complex="Free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99"/>
    <style:style style:name="ce26" style:family="table-cell" style:parent-style-name="Default" style:data-style-name="N6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164" calcext:value-type="float">
            <text:p>164</text:p>
          </table:table-cell>
          <table:table-cell table:formula="of:=ROUND([.B1]/[.$B$17];4)" office:value-type="float" office:value="0.012" calcext:value-type="float">
            <text:p>0.012</text:p>
          </table:table-cell>
          <table:table-cell table:formula="of:=ROUND(4874/[.B1];4)" office:value-type="float" office:value="29.7195" calcext:value-type="float">
            <text:p>29.7195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1147" calcext:value-type="float">
            <text:p>1147</text:p>
          </table:table-cell>
          <table:table-cell table:formula="of:=ROUND([.B2]/[.$B$17];4)" office:value-type="float" office:value="0.084" calcext:value-type="float">
            <text:p>0.084</text:p>
          </table:table-cell>
          <table:table-cell table:formula="of:=ROUND(4874/[.B2];4)" office:value-type="float" office:value="4.2493" calcext:value-type="float">
            <text:p>4.2493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4874" calcext:value-type="float">
            <text:p>4874</text:p>
          </table:table-cell>
          <table:table-cell table:formula="of:=ROUND([.B3]/[.$B$17];4)" office:value-type="float" office:value="0.3571" calcext:value-type="float">
            <text:p>0.3571</text:p>
          </table:table-cell>
          <table:table-cell table:formula="of:=ROUND(4874/[.B3]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671" calcext:value-type="float">
            <text:p>671</text:p>
          </table:table-cell>
          <table:table-cell table:formula="of:=ROUND([.B4]/[.$B$17];4)" office:value-type="float" office:value="0.0492" calcext:value-type="float">
            <text:p>0.0492</text:p>
          </table:table-cell>
          <table:table-cell table:formula="of:=ROUND(4874/[.B4];4)" office:value-type="float" office:value="7.2638" calcext:value-type="float">
            <text:p>7.263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529" calcext:value-type="float">
            <text:p>529</text:p>
          </table:table-cell>
          <table:table-cell table:formula="of:=ROUND([.B5]/[.$B$17];4)" office:value-type="float" office:value="0.0388" calcext:value-type="float">
            <text:p>0.0388</text:p>
          </table:table-cell>
          <table:table-cell table:formula="of:=ROUND(4874/[.B5];4)" office:value-type="float" office:value="9.2136" calcext:value-type="float">
            <text:p>9.2136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453" calcext:value-type="float">
            <text:p>453</text:p>
          </table:table-cell>
          <table:table-cell table:formula="of:=ROUND([.B6]/[.$B$17];4)" office:value-type="float" office:value="0.0332" calcext:value-type="float">
            <text:p>0.0332</text:p>
          </table:table-cell>
          <table:table-cell table:formula="of:=ROUND(4874/[.B6];4)" office:value-type="float" office:value="10.7594" calcext:value-type="float">
            <text:p>10.7594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832" calcext:value-type="float">
            <text:p>832</text:p>
          </table:table-cell>
          <table:table-cell table:formula="of:=ROUND([.B7]/[.$B$17];4)" office:value-type="float" office:value="0.061" calcext:value-type="float">
            <text:p>0.061</text:p>
          </table:table-cell>
          <table:table-cell table:formula="of:=ROUND(4874/[.B7];4)" office:value-type="float" office:value="5.8582" calcext:value-type="float">
            <text:p>5.858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977" calcext:value-type="float">
            <text:p>977</text:p>
          </table:table-cell>
          <table:table-cell table:formula="of:=ROUND([.B8]/[.$B$17];4)" office:value-type="float" office:value="0.0716" calcext:value-type="float">
            <text:p>0.0716</text:p>
          </table:table-cell>
          <table:table-cell table:formula="of:=ROUND(4874/[.B8];4)" office:value-type="float" office:value="4.9887" calcext:value-type="float">
            <text:p>4.98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794" calcext:value-type="float">
            <text:p>794</text:p>
          </table:table-cell>
          <table:table-cell table:formula="of:=ROUND([.B9]/[.$B$17];4)" office:value-type="float" office:value="0.0582" calcext:value-type="float">
            <text:p>0.0582</text:p>
          </table:table-cell>
          <table:table-cell table:formula="of:=ROUND(4874/[.B9];4)" office:value-type="float" office:value="6.1385" calcext:value-type="float">
            <text:p>6.1385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448" calcext:value-type="float">
            <text:p>448</text:p>
          </table:table-cell>
          <table:table-cell table:formula="of:=ROUND([.B10]/[.$B$17];4)" office:value-type="float" office:value="0.0328" calcext:value-type="float">
            <text:p>0.0328</text:p>
          </table:table-cell>
          <table:table-cell table:formula="of:=ROUND(4874/[.B10];4)" office:value-type="float" office:value="10.8795" calcext:value-type="float">
            <text:p>10.8795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476" calcext:value-type="float">
            <text:p>476</text:p>
          </table:table-cell>
          <table:table-cell table:formula="of:=ROUND([.B11]/[.$B$17];4)" office:value-type="float" office:value="0.0349" calcext:value-type="float">
            <text:p>0.0349</text:p>
          </table:table-cell>
          <table:table-cell table:formula="of:=ROUND(4874/[.B11];4)" office:value-type="float" office:value="10.2395" calcext:value-type="float">
            <text:p>10.2395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692" calcext:value-type="float">
            <text:p>692</text:p>
          </table:table-cell>
          <table:table-cell table:formula="of:=ROUND([.B12]/[.$B$17];4)" office:value-type="float" office:value="0.0507" calcext:value-type="float">
            <text:p>0.0507</text:p>
          </table:table-cell>
          <table:table-cell table:formula="of:=ROUND(4874/[.B12];4)" office:value-type="float" office:value="7.0434" calcext:value-type="float">
            <text:p>7.0434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693" calcext:value-type="float">
            <text:p>693</text:p>
          </table:table-cell>
          <table:table-cell table:formula="of:=ROUND([.B13]/[.$B$17];4)" office:value-type="float" office:value="0.0508" calcext:value-type="float">
            <text:p>0.0508</text:p>
          </table:table-cell>
          <table:table-cell table:formula="of:=ROUND(4874/[.B13];4)" office:value-type="float" office:value="7.0332" calcext:value-type="float">
            <text:p>7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426" calcext:value-type="float">
            <text:p>426</text:p>
          </table:table-cell>
          <table:table-cell table:formula="of:=ROUND([.B14]/[.$B$17];4)" office:value-type="float" office:value="0.0312" calcext:value-type="float">
            <text:p>0.0312</text:p>
          </table:table-cell>
          <table:table-cell table:formula="of:=ROUND(4874/[.B14];4)" office:value-type="float" office:value="11.4413" calcext:value-type="float">
            <text:p>11.4413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255" calcext:value-type="float">
            <text:p>255</text:p>
          </table:table-cell>
          <table:table-cell table:formula="of:=ROUND([.B15]/[.$B$17];4)" office:value-type="float" office:value="0.0187" calcext:value-type="float">
            <text:p>0.0187</text:p>
          </table:table-cell>
          <table:table-cell table:formula="of:=ROUND(4874/[.B15];4)" office:value-type="float" office:value="19.1137" calcext:value-type="float">
            <text:p>19.1137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19" calcext:value-type="float">
            <text:p>219</text:p>
          </table:table-cell>
          <table:table-cell table:formula="of:=ROUND([.B16]/[.$B$17];4)" office:value-type="float" office:value="0.016" calcext:value-type="float">
            <text:p>0.016</text:p>
          </table:table-cell>
          <table:table-cell table:formula="of:=ROUND(4874/[.B16];4)" office:value-type="float" office:value="22.2557" calcext:value-type="float">
            <text:p>22.2557</text:p>
          </table:table-cell>
        </table:table-row>
        <table:table-row table:style-name="ro1">
          <table:table-cell/>
          <table:table-cell table:formula="of:=SUM([.B1:.B16])" office:value-type="float" office:value="13650" calcext:value-type="float">
            <text:p>13650</text:p>
          </table:table-cell>
          <table:table-cell table:formula="of:=SUM([.C1:.C16])" office:value-type="float" office:value="1.0002" calcext:value-type="float">
            <text:p>1.0002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0.084" calcext:value-type="float">
            <text:p>0.084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Top-1 error</text:p>
          </table:table-cell>
          <table:table-cell table:style-name="ce2" office:value-type="string" calcext:value-type="string">
            <text:p>Top-5 error</text:p>
          </table:table-cell>
        </table:table-row>
        <table:table-row table:style-name="ro1">
          <table:table-cell/>
          <table:table-cell office:value-type="string" calcext:value-type="string">
            <text:p>AlexNet</text:p>
          </table:table-cell>
          <table:table-cell office:value-type="float" office:value="43.45" calcext:value-type="float">
            <text:p>43.45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/>
          <table:table-cell office:value-type="string" calcext:value-type="string">
            <text:p>VGG-11</text:p>
          </table:table-cell>
          <table:table-cell office:value-type="float" office:value="30.98" calcext:value-type="float">
            <text:p>30.98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/>
          <table:table-cell office:value-type="string" calcext:value-type="string">
            <text:p>VGG-13</text:p>
          </table:table-cell>
          <table:table-cell office:value-type="float" office:value="30.07" calcext:value-type="float">
            <text:p>30.0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28.41" calcext:value-type="float">
            <text:p>28.41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/>
          <table:table-cell office:value-type="string" calcext:value-type="string">
            <text:p>VGG-19</text:p>
          </table:table-cell>
          <table:table-cell office:value-type="float" office:value="27.62" calcext:value-type="float">
            <text:p>27.62</text:p>
          </table:table-cell>
          <table:table-cell office:value-type="float" office:value="9.12" calcext:value-type="float">
            <text:p>9.12</text:p>
          </table:table-cell>
        </table:table-row>
        <table:table-row table:style-name="ro2">
          <table:table-cell/>
          <table:table-cell office:value-type="string" calcext:value-type="string">
            <text:p>VGG-11 with batch normalization</text:p>
          </table:table-cell>
          <table:table-cell office:value-type="float" office:value="29.62" calcext:value-type="float">
            <text:p>29.62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2">
          <table:table-cell/>
          <table:table-cell office:value-type="string" calcext:value-type="string">
            <text:p>VGG-13 with batch normalization</text:p>
          </table:table-cell>
          <table:table-cell office:value-type="float" office:value="28.45" calcext:value-type="float">
            <text:p>28.45</text:p>
          </table:table-cell>
          <table:table-cell office:value-type="float" office:value="9.63" calcext:value-type="float">
            <text:p>9.63</text:p>
          </table:table-cell>
        </table:table-row>
        <table:table-row table:style-name="ro2">
          <table:table-cell/>
          <table:table-cell office:value-type="string" calcext:value-type="string">
            <text:p>VGG-16 with batch normalization</text:p>
          </table:table-cell>
          <table:table-cell office:value-type="float" office:value="26.63" calcext:value-type="float">
            <text:p>26.63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/>
          <table:table-cell office:value-type="string" calcext:value-type="string">
            <text:p>VGG-19 with batch normalization</text:p>
          </table:table-cell>
          <table:table-cell office:value-type="float" office:value="25.76" calcext:value-type="float">
            <text:p>25.76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office:value-type="string" calcext:value-type="string">
            <text:p>ResNet-18</text:p>
          </table:table-cell>
          <table:table-cell office:value-type="float" office:value="30.24" calcext:value-type="float">
            <text:p>30.24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/>
          <table:table-cell office:value-type="string" calcext:value-type="string">
            <text:p>ResNet-34</text:p>
          </table:table-cell>
          <table:table-cell office:value-type="float" office:value="26.7" calcext:value-type="float">
            <text:p>26.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ResNet-50</text:p>
          </table:table-cell>
          <table:table-cell office:value-type="float" office:value="23.85" calcext:value-type="float">
            <text:p>23.8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/>
          <table:table-cell office:value-type="string" calcext:value-type="string">
            <text:p>ResNet-101</text:p>
          </table:table-cell>
          <table:table-cell office:value-type="float" office:value="22.63" calcext:value-type="float">
            <text:p>22.63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ResNet-152</text:p>
          </table:table-cell>
          <table:table-cell office:value-type="float" office:value="21.69" calcext:value-type="float">
            <text:p>21.69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/>
          <table:table-cell office:value-type="string" calcext:value-type="string">
            <text:p>SqueezeNet 1.0</text:p>
          </table:table-cell>
          <table:table-cell office:value-type="float" office:value="41.9" calcext:value-type="float">
            <text:p>41.9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/>
          <table:table-cell office:value-type="string" calcext:value-type="string">
            <text:p>SqueezeNet 1.1</text:p>
          </table:table-cell>
          <table:table-cell office:value-type="float" office:value="41.81" calcext:value-type="float">
            <text:p>41.81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/>
          <table:table-cell office:value-type="string" calcext:value-type="string">
            <text:p>Densenet-121</text:p>
          </table:table-cell>
          <table:table-cell office:value-type="float" office:value="25.35" calcext:value-type="float">
            <text:p>25.3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/>
          <table:table-cell office:value-type="string" calcext:value-type="string">
            <text:p>Densenet-1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ensenet-201</text:p>
          </table:table-cell>
          <table:table-cell office:value-type="float" office:value="22.8" calcext:value-type="float">
            <text:p>22.8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/>
          <table:table-cell office:value-type="string" calcext:value-type="string">
            <text:p>Densenet-161</text:p>
          </table:table-cell>
          <table:table-cell office:value-type="float" office:value="22.35" calcext:value-type="float">
            <text:p>22.3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>
            <text:p>Inception v3</text:p>
          </table:table-cell>
          <table:table-cell office:value-type="float" office:value="22.55" calcext:value-type="float">
            <text:p>22.55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GoogleNet</text:p>
          </table:table-cell>
          <table:table-cell office:value-type="float" office:value="30.22" calcext:value-type="float">
            <text:p>30.22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/>
          <table:table-cell office:value-type="string" calcext:value-type="string">
            <text:p>ShuffleNet V2</text:p>
          </table:table-cell>
          <table:table-cell office:value-type="float" office:value="30.64" calcext:value-type="float">
            <text:p>30.64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/>
          <table:table-cell office:value-type="string" calcext:value-type="string">
            <text:p>MobileNet V2</text:p>
          </table:table-cell>
          <table:table-cell office:value-type="float" office:value="28.12" calcext:value-type="float">
            <text:p>28.12</text:p>
          </table:table-cell>
          <table:table-cell office:value-type="float" office:value="9.71" calcext:value-type="float">
            <text:p>9.71</text:p>
          </table:table-cell>
        </table:table-row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1">
          <table:table-cell/>
          <table:table-cell table:style-name="ce4" table:number-columns-repeated="2"/>
          <table:table-cell table:style-name="ce9" table:number-columns-repeated="2"/>
          <table:table-cell table:style-name="ce2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Resnet152</text:p>
          </table:table-cell>
          <table:table-cell table:style-name="ce10" office:value-type="string" calcext:value-type="string">
            <text:p>Densenet201</text:p>
          </table:table-cell>
          <table:table-cell table:style-name="ce23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SGD + Cosine</text:p>
          </table:table-cell>
          <table:table-cell table:style-name="ce6" office:value-type="string" calcext:value-type="string">
            <text:p>Epoch best acc val</text:p>
          </table:table-cell>
          <table:table-cell table:style-name="ce11" office:value-type="string" calcext:value-type="string">
            <text:p>11 de 15</text:p>
          </table:table-cell>
          <table:table-cell table:style-name="ce11" office:value-type="string" calcext:value-type="string">
            <text:p>12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office:value-type="float" office:value="0.8161" calcext:value-type="float">
            <text:p>0.8161</text:p>
          </table:table-cell>
          <table:table-cell table:style-name="ce11" office:value-type="float" office:value="0.8179" calcext:value-type="float">
            <text:p>0.8179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office:value-type="float" office:value="0.8811" calcext:value-type="float">
            <text:p>0.8811</text:p>
          </table:table-cell>
          <table:table-cell table:style-name="ce11" office:value-type="float" office:value="0.8815" calcext:value-type="float">
            <text:p>0.88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office:value-type="string" calcext:value-type="string">
            <text:p>7 de 15 </text:p>
          </table:table-cell>
          <table:table-cell table:style-name="ce11" office:value-type="string" calcext:value-type="string">
            <text:p>7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Val_acc</text:p>
          </table:table-cell>
          <table:table-cell table:style-name="ce12" office:value-type="float" office:value="0.8033" calcext:value-type="float">
            <text:p>0.8033</text:p>
          </table:table-cell>
          <table:table-cell table:style-name="ce11" office:value-type="float" office:value="0.7755" calcext:value-type="float">
            <text:p>0.775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Train_acc</text:p>
          </table:table-cell>
          <table:table-cell table:style-name="ce12" office:value-type="float" office:value="0.8167" calcext:value-type="float">
            <text:p>0.8167</text:p>
          </table:table-cell>
          <table:table-cell table:style-name="ce11" office:value-type="float" office:value="0.8077" calcext:value-type="float">
            <text:p>0.807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 office:value-type="float" office:value="0.000001" calcext:value-type="float">
            <text:p>0.000001</text:p>
          </table:table-cell>
          <table:table-cell table:style-name="ce18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number-columns-repeated="2" table:style-name="ce11" office:value-type="string" calcext:value-type="string">
            <text:p>T_max=128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1" office:value-type="float" office:value="0.7702" calcext:value-type="float">
            <text:p>0.770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office:value-type="float" office:value="0.7449" calcext:value-type="float">
            <text:p>0.7449</text:p>
          </table:table-cell>
          <table:table-cell table:style-name="ce11" office:value-type="float" office:value="0.7433" calcext:value-type="float">
            <text:p>0.7433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Weigths filename</text:p>
          </table:table-cell>
          <table:table-cell table:style-name="ce11" office:value-type="string" calcext:value-type="string">
            <text:p>resnet152_SGD_1e-06_LRSched682_15ep16bs_1563006134.pth</text:p>
          </table:table-cell>
          <table:table-cell table:style-name="ce11" office:value-type="string" calcext:value-type="string">
            <text:p>densenet_SGD_1e-06_LRSched682_15ep16bs_1563037923.pt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SGD + ReduceLROnPlateau</text:p>
          </table:table-cell>
          <table:table-cell table:style-name="ce8" office:value-type="string" calcext:value-type="string">
            <text:p>Epoch best acc val</text:p>
          </table:table-cell>
          <table:table-cell table:style-name="ce14" office:value-type="string" calcext:value-type="string">
            <text:p>15 de 15</text:p>
          </table:table-cell>
          <table:table-cell table:style-name="ce14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Val_acc</text:p>
          </table:table-cell>
          <table:table-cell table:style-name="ce12" office:value-type="float" office:value="0.8201" calcext:value-type="float">
            <text:p>0.8201</text:p>
          </table:table-cell>
          <table:table-cell table:style-name="ce14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in_acc</text:p>
          </table:table-cell>
          <table:table-cell table:style-name="ce14" office:value-type="float" office:value="0.9038" calcext:value-type="float">
            <text:p>0.9038</text:p>
          </table:table-cell>
          <table:table-cell table:style-name="ce14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verfit start epoch</text:p>
          </table:table-cell>
          <table:table-cell table:style-name="ce14" office:value-type="string" calcext:value-type="string">
            <text:p>6 de 15 (*)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t Overfit start Val_acc</text:p>
          </table:table-cell>
          <table:table-cell table:style-name="ce14" office:value-type="float" office:value="0.7996" calcext:value-type="float">
            <text:p>0.7996</text:p>
          </table:table-cell>
          <table:table-cell table:style-name="ce20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t Overfit start Train_acc</text:p>
          </table:table-cell>
          <table:table-cell table:style-name="ce14" office:value-type="float" office:value="0.8025" calcext:value-type="float">
            <text:p>0.8025</text:p>
          </table:table-cell>
          <table:table-cell table:style-name="ce20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Learning_rate</text:p>
          </table:table-cell>
          <table:table-cell table:style-name="ce14" office:value-type="float" office:value="0.000001" calcext:value-type="float">
            <text:p>0.000001</text:p>
          </table:table-cell>
          <table:table-cell table:style-name="ce21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pt_params</text:p>
          </table:table-cell>
          <table:table-cell table:style-name="ce14" office:value-type="string" calcext:value-type="string">
            <text:p>threshold=1e-2, mode='min',patience=2, weight_decay=1e-2</text:p>
          </table:table-cell>
          <table:table-cell table:style-name="ce14"/>
          <table:table-cell office:value-type="string" calcext:value-type="string">
            <text:p>patience=2, verbose=True</text:p>
          </table:table-cell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Bal Acc Score Training</text:p>
          </table:table-cell>
          <table:table-cell table:style-name="ce14" office:value-type="float" office:value="0.7644" calcext:value-type="float">
            <text:p>0.7644</text:p>
          </table:table-cell>
          <table:table-cell table:style-name="ce14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Bal Acc Score Final</text:p>
          </table:table-cell>
          <table:table-cell table:style-name="ce14" office:value-type="float" office:value="0.7499" calcext:value-type="float">
            <text:p>0.7499</text:p>
          </table:table-cell>
          <table:table-cell table:style-name="ce2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Weigths filename</text:p>
          </table:table-cell>
          <table:table-cell table:style-name="ce14" office:value-type="string" calcext:value-type="string">
            <text:p>resnet152_SGD_1e-06_LRSched682_15ep16bs_1563143244.pth</text:p>
          </table:table-cell>
          <table:table-cell table:style-name="ce14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SGD + Cosine + weight_decay</text:p>
          </table:table-cell>
          <table:table-cell table:style-name="ce6" office:value-type="string" calcext:value-type="string">
            <text:p>Epoch best acc val</text:p>
          </table:table-cell>
          <table:table-cell table:number-columns-repeated="2" table:style-name="ce11" office:value-type="string" calcext:value-type="string">
            <text:p>15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office:value-type="float" office:value="0.8165" calcext:value-type="float">
            <text:p>0.8165</text:p>
          </table:table-cell>
          <table:table-cell table:style-name="ce11" office:value-type="float" office:value="0.8125" calcext:value-type="float">
            <text:p>0.812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office:value-type="float" office:value="0.9353" calcext:value-type="float">
            <text:p>0.9353</text:p>
          </table:table-cell>
          <table:table-cell table:style-name="ce11" office:value-type="float" office:value="0.9185" calcext:value-type="float">
            <text:p>0.918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office:value-type="string" calcext:value-type="string">
            <text:p>6 de 15</text:p>
          </table:table-cell>
          <table:table-cell table:style-name="ce11" office:value-type="string" calcext:value-type="string">
            <text:p>8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Val_acc</text:p>
          </table:table-cell>
          <table:table-cell table:style-name="ce11" office:value-type="float" office:value="0.8073" calcext:value-type="float">
            <text:p>0.8073</text:p>
          </table:table-cell>
          <table:table-cell table:style-name="ce12" office:value-type="float" office:value="0.8037" calcext:value-type="float">
            <text:p>0.803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Train_acc</text:p>
          </table:table-cell>
          <table:table-cell table:style-name="ce11" office:value-type="float" office:value="0.7972" calcext:value-type="float">
            <text:p>0.7972</text:p>
          </table:table-cell>
          <table:table-cell table:style-name="ce12" office:value-type="float" office:value="0.8247" calcext:value-type="float">
            <text:p>0.824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number-columns-repeated="2" table:style-name="ce15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number-columns-repeated="2" table:style-name="ce16" office:value-type="string" calcext:value-type="string">
            <text:p>T_max=128, weight_decay=1e-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office:value-type="float" office:value="0.7632" calcext:value-type="float">
            <text:p>0.7632</text:p>
          </table:table-cell>
          <table:table-cell table:style-name="ce11" office:value-type="float" office:value="0.7672" calcext:value-type="float">
            <text:p>0.767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office:value-type="float" office:value="0.7499" calcext:value-type="float">
            <text:p>0.7499</text:p>
          </table:table-cell>
          <table:table-cell table:style-name="ce11" office:value-type="float" office:value="0.7446" calcext:value-type="float">
            <text:p>0.744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Weigths filename</text:p>
          </table:table-cell>
          <table:table-cell table:style-name="ce11" office:value-type="string" calcext:value-type="string">
            <text:p>resnet152_SGD_1e-06_LRSched682_15ep16bs_1563086248.pth</text:p>
          </table:table-cell>
          <table:table-cell table:style-name="ce11" office:value-type="string" calcext:value-type="string">
            <text:p>densenet_SGD_1e-06_LRSched682_15ep16bs_1563070715.pth</text:p>
          </table:table-cell>
          <table:table-cell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5" table:style-name="ta1">
        <table:table-column table:style-name="co2" table:number-columns-repeated="3" table:default-cell-style-name="Default"/>
        <table:table-column table:style-name="co2" table:default-cell-style-name="ce25"/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Best * epsilon</text:p>
          </table:table-cell>
          <table:table-cell office:value-type="string" calcext:value-type="string">
            <text:p>a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float" office:value="129.5279" calcext:value-type="float">
            <text:p>129.52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[.C2]" office:value-type="float" office:value="129.5279" calcext:value-type="float">
            <text:p>129.5279</text:p>
          </table:table-cell>
          <table:table-cell table:formula="of:=[.A3]*0.99" office:value-type="float" office:value="128.232621" calcext:value-type="float">
            <text:p>128.232621</text:p>
          </table:table-cell>
          <table:table-cell office:value-type="float" office:value="89.1107" calcext:value-type="float">
            <text:p>89.1107</text:p>
          </table:table-cell>
          <table:table-cell table:formula="of:=[.C3]&lt;[.B3]" office:value-type="boolean" office:boolean-value="true" calcext:value-type="boolean">
            <text:p>TRUE</text:p>
          </table:table-cell>
        </table:table-row>
        <table:table-row table:style-name="ro1">
          <table:table-cell table:formula="of:=[.C3]" office:value-type="float" office:value="89.1107" calcext:value-type="float">
            <text:p>89.1107</text:p>
          </table:table-cell>
          <table:table-cell table:formula="of:=[.A4]*0.99" office:value-type="float" office:value="88.219593" calcext:value-type="float">
            <text:p>88.219593</text:p>
          </table:table-cell>
          <table:table-cell office:value-type="float" office:value="76.5756" calcext:value-type="float">
            <text:p>76.5756</text:p>
          </table:table-cell>
          <table:table-cell table:formula="of:=[.C4]&lt;[.B4]" office:value-type="boolean" office:boolean-value="true" calcext:value-type="boolean">
            <text:p>TRUE</text:p>
          </table:table-cell>
        </table:table-row>
        <table:table-row table:style-name="ro1">
          <table:table-cell table:formula="of:=[.C4]" office:value-type="float" office:value="76.5756" calcext:value-type="float">
            <text:p>76.5756</text:p>
          </table:table-cell>
          <table:table-cell table:formula="of:=[.A5]*0.99" office:value-type="float" office:value="75.809844" calcext:value-type="float">
            <text:p>75.809844</text:p>
          </table:table-cell>
          <table:table-cell office:value-type="float" office:value="75.4141" calcext:value-type="float">
            <text:p>75.4141</text:p>
          </table:table-cell>
          <table:table-cell table:formula="of:=[.C5]&lt;[.B5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style-name="ce24" office:value-type="float" office:value="65.9299" calcext:value-type="float">
            <text:p>65.9299</text:p>
          </table:table-cell>
          <table:table-cell table:formula="of:=[.A8]*0.99" office:value-type="float" office:value="65.270601" calcext:value-type="float">
            <text:p>65.270601</text:p>
          </table:table-cell>
          <table:table-cell office:value-type="float" office:value="66.5897" calcext:value-type="float">
            <text:p>66.5897</text:p>
          </table:table-cell>
          <table:table-cell table:formula="of:=[.C8]&lt;[.B8]" office:value-type="boolean" office:boolean-value="false" calcext:value-type="boolean">
            <text:p>FALSE</text:p>
          </table:table-cell>
        </table:table-row>
      </table:table>
      <table:table table:name="Sheet6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28"/>
        <table:table-column table:style-name="co14" table:default-cell-style-name="ce2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3">
          <table:table-cell table:style-name="ce7" office:value-type="string" calcext:value-type="string">
            <text:p>Optimizador</text:p>
          </table:table-cell>
          <table:table-cell table:style-name="ce7" office:value-type="string" calcext:value-type="string">
            <text:p>Tecnica LR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Weight_decay</text:p>
          </table:table-cell>
          <table:table-cell table:style-name="ce27" office:value-type="string" calcext:value-type="string">
            <text:p>Opt_params</text:p>
          </table:table-cell>
          <table:table-cell table:style-name="ce27" office:value-type="string" calcext:value-type="string">
            <text:p>Epochs</text:p>
          </table:table-cell>
          <table:table-cell table:style-name="ce7" office:value-type="string" calcext:value-type="string">
            <text:p>Epoch best</text:p>
          </table:table-cell>
          <table:table-cell table:style-name="ce7" office:value-type="string" calcext:value-type="string">
            <text:p>Train_acc</text:p>
          </table:table-cell>
          <table:table-cell table:style-name="ce7" office:value-type="string" calcext:value-type="string">
            <text:p>Val_acc</text:p>
          </table:table-cell>
          <table:table-cell table:style-name="ce7" office:value-type="string" calcext:value-type="string">
            <text:p>Overfit epoch</text:p>
          </table:table-cell>
          <table:table-cell table:style-name="ce7" office:value-type="string" calcext:value-type="string">
            <text:p>Train_acc Over</text:p>
          </table:table-cell>
          <table:table-cell table:style-name="ce7" office:value-type="string" calcext:value-type="string">
            <text:p>Val_acc Over</text:p>
          </table:table-cell>
          <table:table-cell table:style-name="ce7" office:value-type="string" calcext:value-type="string">
            <text:p>Bal Acc Score Training</text:p>
          </table:table-cell>
          <table:table-cell table:style-name="ce7" office:value-type="string" calcext:value-type="string">
            <text:p>Bal Acc Score Final</text:p>
          </table:table-cell>
          <table:table-cell table:style-name="ce7" office:value-type="string" calcext:value-type="string">
            <text:p>Weigths filename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.9015" calcext:value-type="float">
            <text:p>0.9015</text:p>
          </table:table-cell>
          <table:table-cell table:style-name="ce7" office:value-type="float" office:value="0.8099" calcext:value-type="float">
            <text:p>0.8099</text:p>
          </table:table-cell>
          <table:table-cell table:style-name="ce7" table:number-columns-repeated="3"/>
          <table:table-cell table:style-name="ce7" office:value-type="float" office:value="0.7613" calcext:value-type="float">
            <text:p>0.7613</text:p>
          </table:table-cell>
          <table:table-cell table:style-name="ce7"/>
          <table:table-cell table:style-name="ce7" office:value-type="string" calcext:value-type="string">
            <text:p>test4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7" office:value-type="float" office:value="0.1" calcext:value-type="float">
            <text:p>0.1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.9013" calcext:value-type="float">
            <text:p>0.9013</text:p>
          </table:table-cell>
          <table:table-cell table:style-name="ce7" office:value-type="float" office:value="0.815" calcext:value-type="float">
            <text:p>0.8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8853" calcext:value-type="float">
            <text:p>0.8853</text:p>
          </table:table-cell>
          <table:table-cell table:style-name="ce7" office:value-type="float" office:value="0.8117" calcext:value-type="float">
            <text:p>0.8117</text:p>
          </table:table-cell>
          <table:table-cell table:style-name="ce29" office:value-type="float" office:value="0.7778" calcext:value-type="float">
            <text:p>0.7778</text:p>
          </table:table-cell>
          <table:table-cell table:style-name="ce29" office:value-type="float" office:value="0.7603" calcext:value-type="float">
            <text:p>0.7603</text:p>
          </table:table-cell>
          <table:table-cell table:style-name="ce29" office:value-type="string" calcext:value-type="string">
            <text:p>test1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7" office:value-type="float" office:value="0.01" calcext:value-type="float">
            <text:p>0.01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.9025" calcext:value-type="float">
            <text:p>0.9025</text:p>
          </table:table-cell>
          <table:table-cell table:style-name="ce7" office:value-type="float" office:value="0.8106" calcext:value-type="float">
            <text:p>0.8106</text:p>
          </table:table-cell>
          <table:table-cell table:style-name="ce7" table:number-columns-repeated="3"/>
          <table:table-cell table:style-name="ce7" office:value-type="float" office:value="0.7691" calcext:value-type="float">
            <text:p>0.7691</text:p>
          </table:table-cell>
          <table:table-cell table:style-name="ce7" office:value-type="float" office:value="0.7578" calcext:value-type="float">
            <text:p>0.7578</text:p>
          </table:table-cell>
          <table:table-cell table:style-name="ce7" office:value-type="string" calcext:value-type="string">
            <text:p>test2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01" calcext:value-type="float">
            <text:p>1.00E-05</text:p>
          </table:table-cell>
          <table:table-cell table:style-name="ce7" office:value-type="float" office:value="0.01" calcext:value-type="float">
            <text:p>0.01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8305" calcext:value-type="float">
            <text:p>0.8305</text:p>
          </table:table-cell>
          <table:table-cell table:style-name="ce7" office:value-type="float" office:value="0.8062" calcext:value-type="float">
            <text:p>0.8062</text:p>
          </table:table-cell>
          <table:table-cell table:style-name="ce7" table:number-columns-repeated="3"/>
          <table:table-cell table:style-name="ce7" office:value-type="float" office:value="0.7699" calcext:value-type="float">
            <text:p>0.7699</text:p>
          </table:table-cell>
          <table:table-cell table:style-name="ce7" office:value-type="float" office:value="0.7487" calcext:value-type="float">
            <text:p>0.7487</text:p>
          </table:table-cell>
          <table:table-cell table:style-name="ce7" office:value-type="string" calcext:value-type="string">
            <text:p>test3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001" calcext:value-type="float">
            <text:p>1.00E-06</text:p>
          </table:table-cell>
          <table:table-cell table:style-name="ce7" office:value-type="float" office:value="0.02" calcext:value-type="float">
            <text:p>0.02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5" calcext:value-type="float">
            <text:p>15</text:p>
          </table:table-cell>
          <table:table-cell table:style-name="ce7" table:number-columns-repeated="6"/>
          <table:table-cell table:style-name="ce7" office:value-type="float" office:value="0.6898" calcext:value-type="float">
            <text:p>0.6898</text:p>
          </table:table-cell>
          <table:table-cell table:style-name="ce7"/>
          <table:table-cell table:style-name="ce7" office:value-type="string" calcext:value-type="string">
            <text:p>test5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SGD</text:p>
          </table:table-cell>
          <table:table-cell table:style-name="ce7" office:value-type="string" calcext:value-type="string">
            <text:p>ReduceLROnPlateau</text:p>
          </table:table-cell>
          <table:table-cell table:style-name="ce26" office:value-type="float" office:value="0.00001" calcext:value-type="float">
            <text:p>1.00E-05</text:p>
          </table:table-cell>
          <table:table-cell table:style-name="ce7" office:value-type="float" office:value="0.1" calcext:value-type="float">
            <text:p>0.1</text:p>
          </table:table-cell>
          <table:table-cell table:style-name="ce27" office:value-type="string" calcext:value-type="string">
            <text:p>threshold=1e-2 mode='min'</text:p>
            <text:p>patience=0</text:p>
            <text:p>eps=1e-10</text:p>
          </table:table-cell>
          <table:table-cell table:style-name="ce2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.8355" calcext:value-type="float">
            <text:p>0.8355</text:p>
          </table:table-cell>
          <table:table-cell table:style-name="ce7" office:value-type="float" office:value="0.8106" calcext:value-type="float">
            <text:p>0.8106</text:p>
          </table:table-cell>
          <table:table-cell table:style-name="ce7" table:number-columns-repeated="3"/>
          <table:table-cell table:style-name="ce7" office:value-type="float" office:value="0.7818" calcext:value-type="float">
            <text:p>0.7818</text:p>
          </table:table-cell>
          <table:table-cell table:style-name="ce7" office:value-type="float" office:value="0.7595" calcext:value-type="float">
            <text:p>0.7595</text:p>
          </table:table-cell>
          <table:table-cell table:style-name="ce7" office:value-type="string" calcext:value-type="string">
            <text:p>test6</text:p>
          </table:table-cell>
          <table:table-cell table:style-name="ce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7" table:number-columns-repeated="10"/>
        </table:table-row>
        <table:table-row table:style-name="ro1" table:number-rows-repeated="4">
          <table:table-cell table:style-name="ce7" table:number-columns-repeated="4"/>
          <table:table-cell table:style-name="ce27" table:number-columns-repeated="2"/>
          <table:table-cell table:style-name="ce7" table:number-columns-repeated="10"/>
        </table:table-row>
        <table:table-row table:style-name="ro3">
          <table:table-cell table:style-name="ce7" table:number-columns-repeated="4"/>
          <table:table-cell table:style-name="ce27" office:value-type="string" calcext:value-type="string">
            <text:p>best</text:p>
          </table:table-cell>
          <table:table-cell table:style-name="ce27" office:value-type="float" office:value="0.7499" calcext:value-type="float">
            <text:p>0.7499</text:p>
          </table:table-cell>
          <table:table-cell table:style-name="ce7" table:number-columns-repeated="10"/>
        </table:table-row>
        <table:table-row table:style-name="ro1" table:number-rows-repeated="10485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Sheet1.A1:Sheet1.B1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A1:Sheet6.O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7:59:19.89639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44:59.942018157</meta:creation-date>
    <dc:date>2019-07-18T19:35:49.616029262</dc:date>
    <meta:editing-duration>P1DT16H31S</meta:editing-duration>
    <meta:editing-cycles>16</meta:editing-cycles>
    <meta:generator>LibreOffice/5.1.6.2$Linux_X86_64 LibreOffice_project/10m0$Build-2</meta:generator>
    <meta:document-statistic meta:table-count="6" meta:cell-count="377" meta:object-count="0"/>
  </office:meta>
</office:document-meta>
</file>